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AggregatingErrorHandlerFactory.isIncludeStackT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Factory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Factory.createMessageAware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Factory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Factory.setRootPath( String root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Factory.getRoo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AggregatingErrorHandlerFactory.setIncludeStackTraces( boolean includeStackTr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